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ek.googlevideo.com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6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z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d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7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4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r6---sn-4g5e6n7r.googlevideo.c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dnl7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ez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zr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4g57knl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 office:value-type="string">
            <text:p>r10---sn-4g57knk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 office:value-type="string">
            <text:p>r11---sn-5hne6ne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4---sn-4g57kney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8---sn-5hnedn7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n4v7kne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office:value-type="string">
            <text:p>r20---sn-4g57knde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5hne6n7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2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6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97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97"/>
        <table:database-range table:target-range-address="Tabelle1.C207:Tabelle1.C2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22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22:25:40.12</dc:date>
    <meta:generator>OpenOffice/4.1.3$Win32 OpenOffice.org_project/413m1$Build-9783</meta:generator>
    <meta:editing-duration>P11DT28M3S</meta:editing-duration>
    <meta:editing-cycles>88</meta:editing-cycles>
    <meta:document-statistic meta:table-count="1" meta:cell-count="219" meta:object-count="0"/>
  </office:meta>
</office:document-meta>
</file>